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lectionListBuilder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lectionListBuilder.buildStaticList( Element selectionListElement , Datatype data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efaultSelectionListBuilder.setXmlizer( XMLizer xm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lectionListBuild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lectionListBuilder.build( Element selectionListElement , Datatype data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SelectionListBuilder.set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lectionListBuilder.readSelectionList( String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